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5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jawitzke Today's date: 2017-07-12</text:p>
      <text:h text:style-name="Heading_20_1" text:outline-level="1">What tools have you we worked with so far in this class?</text:h>
      <text:p text:style-name="First_20_paragraph"><text:span text:style-name="T3">1.</text:span><text:span text:style-name="T4"> </text:span><text:span text:style-name="T5">Jekyll</text:span><text:span text:style-name="T6"> </text:span><text:span text:style-name="T7">2.</text:span><text:span text:style-name="T8"> </text:span><text:span text:style-name="T9">Codeanywhere</text:span><text:span text:style-name="T10"> </text:span><text:span text:style-name="T11">3.</text:span><text:span text:style-name="T12"> </text:span><text:span text:style-name="T13">Github</text:span><text:span text:style-name="T14"> </text:span><text:span text:style-name="T15">4.</text:span><text:span text:style-name="T16"> </text:span><text:span text:style-name="T17">Pandoc</text:span><text:span text:style-name="T18"> </text:span><text:span text:style-name="T19">5.</text:span><text:span text:style-name="T20"> </text:span><text:span text:style-name="T21">Slack</text:span><text:span text:style-name="T22"> </text:span><text:span text:style-name="T23">6.</text:span><text:span text:style-name="T24"> </text:span><text:span text:style-name="T25">apt-get</text:span><text:span text:style-name="T26"> </text:span><text:span text:style-name="T27">7.</text:span><text:span text:style-name="T28"> </text:span><text:span text:style-name="T29">apt-cache</text:span><text:span text:style-name="T30"> </text:span><text:span text:style-name="T31">8.</text:span><text:span text:style-name="T32"> </text:span><text:span text:style-name="T33">gem</text:span><text:span text:style-name="T34"> </text:span><text:span text:style-name="T35">(ruby)</text:span><text:span text:style-name="T36"> </text:span><text:span text:style-name="T37">9.</text:span><text:span text:style-name="T38"> </text:span><text:span text:style-name="T39">UNIX</text:span><text:span text:style-name="T40"> </text:span><text:span text:style-name="T41">commands</text:span></text:p>
      <text:h text:style-name="Heading_20_1" text:outline-level="1">Which have you found most potentially useful?</text:h>
      <text:p text:style-name="First_20_paragraph"><text:span text:style-name="T42">Github</text:span></text:p>
      <text:h text:style-name="Heading_20_2" text:outline-level="2">Why?</text:h>
      <text:p text:style-name="First_20_paragraph"><text:span text:style-name="T43">Everyone</text:span><text:span text:style-name="T44"> </text:span><text:span text:style-name="T45">uses</text:span><text:span text:style-name="T46"> </text:span><text:span text:style-name="T47">github,</text:span><text:span text:style-name="T48"> </text:span><text:span text:style-name="T49">it</text:span><text:span text:style-name="T50"> </text:span><text:span text:style-name="T51">is</text:span><text:span text:style-name="T52"> </text:span><text:span text:style-name="T53">a</text:span><text:span text:style-name="T54"> </text:span><text:span text:style-name="T55">very</text:span><text:span text:style-name="T56"> </text:span><text:span text:style-name="T57">important</text:span><text:span text:style-name="T58"> </text:span><text:span text:style-name="T59">tool</text:span><text:span text:style-name="T60"> </text:span><text:span text:style-name="T61">to</text:span><text:span text:style-name="T62"> </text:span><text:span text:style-name="T63">know</text:span><text:span text:style-name="T64"> </text:span><text:span text:style-name="T65">how</text:span><text:span text:style-name="T66"> </text:span><text:span text:style-name="T67">to</text:span><text:span text:style-name="T68"> </text:span><text:span text:style-name="T69">use,</text:span><text:line-break/><text:span text:style-name="T70"> </text:span><text:span text:style-name="T71">in</text:span><text:span text:style-name="T72"> </text:span><text:span text:style-name="T73">almost</text:span><text:span text:style-name="T74"> </text:span><text:span text:style-name="T75">all</text:span><text:span text:style-name="T76"> </text:span><text:span text:style-name="T77">aspects</text:span><text:span text:style-name="T78"> </text:span><text:span text:style-name="T79">if</text:span><text:span text:style-name="T80"> </text:span><text:span text:style-name="T81">one</text:span><text:span text:style-name="T82"> </text:span><text:span text:style-name="T83">is</text:span><text:span text:style-name="T84"> </text:span><text:span text:style-name="T85">going</text:span><text:span text:style-name="T86"> </text:span><text:span text:style-name="T87">to</text:span><text:span text:style-name="T88"> </text:span><text:span text:style-name="T89">go</text:span><text:span text:style-name="T90"> </text:span><text:span text:style-name="T91">into</text:span><text:span text:style-name="T92"> </text:span><text:span text:style-name="T93">any</text:span><text:line-break/><text:span text:style-name="T94"> </text:span><text:span text:style-name="T95">computing</text:span><text:span text:style-name="T96"> </text:span><text:span text:style-name="T97">or</text:span><text:span text:style-name="T98"> </text:span><text:span text:style-name="T99">IT</text:span><text:span text:style-name="T100"> </text:span><text:span text:style-name="T101">job.</text:span></text:p>
      <text:h text:style-name="Heading_20_1" text:outline-level="1">What tools have been the most difficult to learn?</text:h>
      <text:p text:style-name="First_20_paragraph"><text:span text:style-name="T102">Jeykyll</text:span></text:p>
      <text:h text:style-name="Heading_20_2" text:outline-level="2">Why have they been particularly difficult to learn and use?</text:h>
      <text:p text:style-name="First_20_paragraph"><text:span text:style-name="T103">I</text:span><text:span text:style-name="T104"> </text:span><text:span text:style-name="T105">am</text:span><text:span text:style-name="T106"> </text:span><text:span text:style-name="T107">use</text:span><text:span text:style-name="T108"> </text:span><text:span text:style-name="T109">to</text:span><text:span text:style-name="T110"> </text:span><text:span text:style-name="T111">coding</text:span><text:span text:style-name="T112"> </text:span><text:span text:style-name="T113">my</text:span><text:span text:style-name="T114"> </text:span><text:span text:style-name="T115">websites</text:span><text:span text:style-name="T116"> </text:span><text:span text:style-name="T117">from</text:span><text:span text:style-name="T118"> </text:span><text:span text:style-name="T119">scratch</text:span><text:span text:style-name="T120"> </text:span><text:span text:style-name="T121">so</text:span><text:span text:style-name="T122"> </text:span><text:span text:style-name="T123">having</text:span><text:span text:style-name="T124"> </text:span><text:span text:style-name="T125">to</text:span><text:span text:style-name="T126"> </text:span><text:span text:style-name="T127">parse</text:span><text:span text:style-name="T128"> </text:span><text:span text:style-name="T129">through</text:span><text:span text:style-name="T130"> </text:span><text:span text:style-name="T131">the</text:span><text:span text:style-name="T132"> </text:span><text:span text:style-name="T133">jekyll</text:span><text:span text:style-name="T134"> </text:span><text:span text:style-name="T135">template</text:span><text:span text:style-name="T136"> </text:span><text:span text:style-name="T137">was</text:span><text:span text:style-name="T138"> </text:span><text:span text:style-name="T139">difficult</text:span><text:span text:style-name="T140"> </text:span><text:span text:style-name="T141">and</text:span><text:span text:style-name="T142"> </text:span><text:span text:style-name="T143">tedious</text:span></text:p>
      <text:h text:style-name="Heading_20_1" text:outline-level="1">What tools would you like to learn more about?</text:h>
      <text:p text:style-name="First_20_paragraph"><text:span text:style-name="T144">I</text:span><text:span text:style-name="T145"> </text:span><text:span text:style-name="T146">would</text:span><text:span text:style-name="T147"> </text:span><text:span text:style-name="T148">prefer</text:span><text:span text:style-name="T149"> </text:span><text:span text:style-name="T150">to</text:span><text:span text:style-name="T151"> </text:span><text:span text:style-name="T152">learn</text:span><text:span text:style-name="T153"> </text:span><text:span text:style-name="T154">more</text:span><text:span text:style-name="T155"> </text:span><text:span text:style-name="T156">about</text:span><text:span text:style-name="T157"> </text:span><text:span text:style-name="T158">vi</text:span></text:p>
      <text:p text:style-name="Horizontal_20_Line"/>
      <text:p text:style-name="First_20_paragraph"><text:span text:style-name="T159">When</text:span><text:span text:style-name="T160"> </text:span><text:span text:style-name="T161">you</text:span><text:span text:style-name="T162"> </text:span><text:span text:style-name="T163">are</text:span><text:span text:style-name="T164"> </text:span><text:span text:style-name="T165">finished</text:span><text:span text:style-name="T166"> </text:span><text:span text:style-name="T167">with</text:span><text:span text:style-name="T168"> </text:span><text:span text:style-name="T169">the</text:span><text:span text:style-name="T170"> </text:span><text:span text:style-name="T171">questions</text:span><text:span text:style-name="T172"> </text:span><text:span text:style-name="T173">in</text:span><text:span text:style-name="T174"> </text:span><text:span text:style-name="T175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